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master-page-name="MP0">
      <style:paragraph-properties style:page-number="auto" fo:break-before="page"/>
      <style:text-properties fo:font-size="16pt" style:font-size-asian="16pt" style:font-size-complex="16pt"/>
    </style:style>
    <style:style style:name="T1" style:family="text">
      <style:text-properties fo:color="#545454" style:font-name="Arial" fo:font-size="16pt" fo:background-color="#ffffff" loext:char-shading-value="0" style:font-size-asian="16pt" style:font-name-complex="Arial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7f5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No-1</text:p>
      <text:p text:style-name="P1">Div-B</text:p>
      <text:p text:style-name="P1">Seat No: B150694<text:span text:style-name="T3">205</text:span></text:p>
      <text:p text:style-name="P1">Name: <text:span text:style-name="T3">Ankitkumar Singh</text:span></text:p>
      <text:p text:style-name="P1"/>
      <text:p text:style-name="P1">#include &lt;stdio.h&gt;</text:p>
      <text:p text:style-name="P1">#include &lt;omp.h&gt;</text:p>
      <text:p text:style-name="P1">#include &lt;cstdlib&gt;</text:p>
      <text:p text:style-name="P1">int main()</text:p>
      <text:p text:style-name="P1">{</text:p>
      <text:p text:style-name="P1">int arr[100000];</text:p>
      <text:p text:style-name="P1">omp_set_num_threads(4);</text:p>
      <text:p text:style-name="P1">int max_val=0;</text:p>
      <text:p text:style-name="P1">int i;</text:p>
      <text:p text:style-name="P1">for( i=0; i&lt;100000; i++)</text:p>
      <text:p text:style-name="P1">arr[i] = rand()% 100000;</text:p>
      <text:p text:style-name="P1"/>
      <text:p text:style-name="P1">#pragma omp parallel for</text:p>
      <text:p text:style-name="P1">for( i=0;i&lt;100000; i++)</text:p>
      <text:p text:style-name="P1">{</text:p>
      <text:p text:style-name="P1">//printf("thread id = %d and i = %d", omp_get_thread_num(), i);</text:p>
      <text:p text:style-name="P1">if(arr[i] &gt; max_val)</text:p>
      <text:p text:style-name="P1">{</text:p>
      <text:p text:style-name="Standard"><text:span text:style-name="T2">#pragma omp critical <text:s/>//</text:span><text:span text:style-name="Default_20_Paragraph_20_Font"><text:span text:style-name="T1">The omp critical directive identifies a section of code that must be executed by a single thread at a time.</text:span></text:span></text:p>
      <text:p text:style-name="P1"><text:s text:c="4"/>{</text:p>
      <text:p text:style-name="P1"><text:s text:c="10"/>max_val = arr[i];</text:p>
      <text:p text:style-name="P1"><text:s text:c="5"/>}</text:p>
      <text:p text:style-name="P1">}</text:p>
      <text:p text:style-name="P1">}</text:p>
      <text:p text:style-name="P1">printf("\nmax_val = %d", max_val);</text:p>
      <text:p text:style-name="P1">}</text:p>
      <text:p text:style-name="P1"/>
      <text:p text:style-name="P1">OUTPUT:</text:p>
      <text:p text:style-name="P1"/>
      <text:p text:style-name="P1">hp@hp-HP-Notebook:~/Desktop/B150694310/hpcpracs/Practical1-A$ g++ max.c -fopenmp</text:p>
      <text:p text:style-name="P1">hp@hp-HP-Notebook:~/Desktop/B150694310/hpcpracs/Practical1-A$ ./a.out</text:p>
      <text:p text:style-name="P1"><text:soft-page-break/></text:p>
      <text:p text:style-name="P1">max_val = 99999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fo:text-shadow="none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8-10-20T00:15:00Z</meta:creation-date>
    <dc:date>2018-10-25T12:55:40.571571563</dc:date>
    <meta:editing-cycles>11</meta:editing-cycles>
    <meta:editing-duration>PT9M38S</meta:editing-duration>
    <meta:document-statistic meta:table-count="0" meta:image-count="0" meta:object-count="0" meta:page-count="2" meta:paragraph-count="33" meta:word-count="100" meta:character-count="740" meta:non-whitespace-character-count="653"/>
    <meta:template xlink:type="simple" xlink:actuate="onRequest" xlink:title="" xlink:href="Normal.dotm"/>
  </office:meta>
</office:document-meta>
</file>